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2cm" draw:marker-start="StrokedTriangle" draw:marker-start-width="0.23cm" draw:marker-end-width="0.23cm" draw:textarea-horizontal-align="center" draw:textarea-vertical-align="bottom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Ultrafine_20_Dashed" svg:stroke-width="0.02cm" draw:marker-start="StrokedCircle" draw:marker-start-width="0.23cm" draw:marker-end-width="0.23cm" draw:textarea-horizontal-align="center" draw:textarea-vertical-align="bottom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StrokedDiamond" draw:marker-start-width="0.23cm" draw:marker-end="Line_20_Arrow" draw:marker-end-width="0.23cm" draw:textarea-horizontal-align="center" draw:textarea-vertical-align="bottom" fo:padding-top="0.135cm" fo:padding-bottom="0.135cm" fo:padding-left="0.26cm" fo:padding-right="0.26cm"/>
    </style:style>
    <style:style style:name="gr6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1">
      <style:graphic-properties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2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1.0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1.0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7.3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none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1.0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draw:stroke="dash" draw:stroke-dash="Ultrafine_20_Dashed" svg:stroke-width="0.02cm" draw:marker-start="StrokedCircle" draw:marker-start-width="0.23cm" draw:marker-end-width="0.23cm" draw:fill="solid" draw:fill-color="#ffffff" draw:textarea-horizontal-align="center" draw:textarea-vertical-align="botto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family="Helvetica" style:font-family-generic="swiss"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Helvetica" style:font-family-generic="swiss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Helvetic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margin-left="0cm" fo:margin-right="0cm" fo:margin-top="0.1cm" fo:margin-bottom="0.1cm" fo:line-height="100%" fo:text-align="start" fo:text-indent="0cm"/>
    </style:style>
    <style:style style:name="P11" style:family="paragraph">
      <style:paragraph-properties fo:margin-left="0cm" fo:margin-right="0cm" fo:margin-top="0.1cm" fo:margin-bottom="0.1cm" fo:line-height="100%" fo:text-align="start" fo:text-indent="0cm"/>
      <style:text-properties fo:font-family="Helvetica" style:font-family-generic="swiss"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start"/>
      <style:text-properties fo:font-family="Helvetica" style:font-family-generic="swiss" fo:font-size="10pt" style:font-size-asian="10pt" style:font-size-complex="10pt"/>
    </style:style>
    <style:style style:name="P15" style:family="paragraph">
      <style:paragraph-properties fo:margin-left="0cm" fo:margin-right="0cm" fo:margin-top="0.1cm" fo:margin-bottom="0.1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margin-top="0.2cm" fo:margin-bottom="0.2cm" fo:line-height="100%" fo:text-align="start" fo:text-indent="0cm"/>
    </style:style>
    <style:style style:name="T1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Helvetica" style:font-family-generic="swiss"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style:text-position="0% 100%" fo:font-family="Helvetica" style:font-family-generic="swiss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fo:color="#000000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Helvetica" style:font-family-generic="swiss" fo:font-size="10pt" fo:font-style="italic" fo:text-shadow="none" style:text-underline-style="none" fo:font-weight="normal" style:letter-kerning="true" style:font-family-asian="'DejaVu Sans'" style:font-family-generic-asian="system" style:font-pitch-asian="variable" style:font-size-asian="10pt" style:font-style-asian="italic" style:font-weight-asian="normal" style:font-family-complex="'DejaVu Sans'" style:font-family-generic-complex="system" style:font-pitch-complex="variable" style:font-size-complex="10pt" style:font-style-complex="italic" style:font-weight-complex="normal" style:text-emphasize="none" style:font-relief="none"/>
    </style:style>
    <style:style style:name="T7" style:family="text">
      <style:text-properties fo:color="#000000" style:text-outline="false" style:text-line-through-style="none" style:text-position="0% 100%" fo:font-family="Helvetica" style:font-family-generic="swiss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8" draw:layer="layout" svg:width="2cm" svg:height="1cm" svg:x="11.3cm" svg:y="14.1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g draw:id="id6">
          <draw:custom-shape draw:style-name="gr1" draw:text-style-name="P2" draw:layer="layout" svg:width="2.45cm" svg:height="1cm" svg:x="7.125cm" svg:y="3.2cm">
            <text:p text:style-name="P1"><text:span text:style-name="T1">sc_modu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45cm" svg:height="0.5cm" svg:x="7.125cm" svg:y="4.2cm">
            <text:p/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8.35cm" svg:y1="12cm" svg:x2="16.9cm" svg:y2="13.1cm" draw:start-shape="id1" draw:start-glue-point="2" draw:end-shape="id2" draw:end-glue-point="0" svg:d="m8350 12000v550h8550v550">
          <text:p/>
        </draw:connector>
        <draw:connector draw:style-name="gr4" draw:text-style-name="P4" draw:layer="layout" draw:line-skew="-0.573cm" svg:x1="17.611cm" svg:y1="15.455cm" svg:x2="20.5cm" svg:y2="15.092cm" draw:start-shape="id2" draw:start-glue-point="8" draw:end-shape="id3" draw:end-glue-point="3" svg:d="m17611 15455h1390v-363h1499">
          <text:p/>
        </draw:connector>
        <draw:connector draw:style-name="gr5" draw:text-style-name="P4" draw:layer="layout" svg:x1="16.9cm" svg:y1="7.9cm" svg:x2="16.9cm" svg:y2="6cm" draw:start-shape="id4" draw:start-glue-point="0" draw:end-shape="id5" draw:end-glue-point="2" svg:d="m16900 7900v-1900">
          <text:p/>
        </draw:connector>
        <draw:connector draw:style-name="gr3" draw:text-style-name="P4" draw:layer="layout" svg:x1="16.9cm" svg:y1="10.316cm" svg:x2="16.9cm" svg:y2="13.1cm" draw:start-shape="id4" draw:start-glue-point="2" draw:end-shape="id2" draw:end-glue-point="0" svg:d="m16900 10316v2784">
          <text:p/>
        </draw:connector>
        <draw:connector draw:style-name="gr3" draw:text-style-name="P4" draw:layer="layout" svg:x1="8.35cm" svg:y1="4.7cm" svg:x2="8.35cm" svg:y2="7cm" draw:start-shape="id6" draw:start-glue-point="2" draw:end-shape="id1" svg:d="m8350 4700v2300">
          <text:p/>
        </draw:connector>
        <draw:connector draw:style-name="gr3" draw:text-style-name="P4" draw:layer="layout" svg:x1="9.575cm" svg:y1="3.95cm" svg:x2="14.4cm" svg:y2="3.95cm" draw:start-shape="id6" draw:start-glue-point="1" draw:end-shape="id5" svg:d="m9575 3950h4825">
          <text:p/>
        </draw:connector>
        <draw:connector draw:style-name="gr4" draw:text-style-name="P4" draw:layer="layout" svg:x1="17.534cm" svg:y1="9.399cm" svg:x2="19.7cm" svg:y2="10.026cm" draw:start-shape="id4" draw:start-glue-point="6" draw:end-shape="id7" svg:d="m17534 9399h1461v627h705">
          <text:p/>
        </draw:connector>
        <draw:connector draw:style-name="gr6" draw:text-style-name="P1" draw:layer="layout" svg:x1="13.3cm" svg:y1="14.6cm" svg:x2="15.15cm" svg:y2="14.6cm" draw:start-shape="id8" draw:start-glue-point="1" draw:end-shape="id2" draw:end-glue-point="3" svg:d="m13300 14600h1850">
          <text:p/>
        </draw:connector>
        <draw:frame draw:style-name="gr7" draw:text-style-name="P5" draw:layer="layout" svg:width="0.697cm" svg:height="0.692cm" svg:x="16.8cm" svg:y="6.508cm">
          <draw:text-box>
            <text:p><text:span text:style-name="T2">n</text:span></text:p>
          </draw:text-box>
        </draw:frame>
        <draw:g draw:id="id9">
          <draw:glue-point draw:id="4" svg:x="-5cm" svg:y="-0.358cm"/>
          <draw:custom-shape draw:style-name="gr8" draw:text-style-name="P6" draw:layer="layout" svg:width="2.337cm" svg:height="3cm" draw:transform="rotate (3.1415926535892) translate (14.795cm 9.416cm)">
            <text:p/>
            <draw:enhanced-geometry svg:viewBox="0 0 21600 21600" draw:mirror-horizontal="true" draw:glue-points="10800 0 0 10800 10800 21600 21600 10800" draw:text-areas="0 0 21600 ?f11" draw:type="paper" draw:modifiers="18772.774869109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8" draw:layer="layout" svg:width="2.642cm" svg:height="2.897cm" svg:x="12.3cm" svg:y="6.4cm">
            <draw:text-box>
              <text:p text:style-name="P7"><text:span text:style-name="T3">reset(); </text:span></text:p>
              <text:p text:style-name="P7"><text:span text:style-name="T3">wait();</text:span></text:p>
              <text:p text:style-name="P7"><text:span text:style-name="T3">while(true){</text:span></text:p>
              <text:p text:style-name="P7"><text:span text:style-name="T3"><text:s text:c="4"/></text:span><text:span text:style-name="T3">behavior();</text:span></text:p>
              <text:p text:style-name="P7"><text:span text:style-name="T3"><text:s text:c="4"/></text:span><text:span text:style-name="T3">wait();</text:span></text:p>
              <text:p text:style-name="P7"><text:span text:style-name="T3">}</text:span></text:p>
            </draw:text-box>
          </draw:frame>
        </draw:g>
        <draw:g draw:id="id3">
          <draw:custom-shape draw:style-name="gr10" draw:text-style-name="P6" draw:layer="layout" svg:width="4.337cm" svg:height="1.784cm" draw:transform="rotate (3.1415926535892) translate (24.834cm 15.984cm)">
            <text:p/>
            <draw:enhanced-geometry svg:viewBox="0 0 21600 21600" draw:mirror-horizontal="true" draw:mirror-vertical="false" draw:glue-points="10800 0 0 10800 10800 21600 21600 10800" draw:text-areas="0 0 21600 ?f11" draw:type="paper" draw:modifiers="18408.2987551867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1" draw:text-style-name="P8" draw:layer="layout" svg:width="4.5cm" svg:height="1.574cm" svg:x="20.539cm" svg:y="14.284cm">
            <draw:text-box>
              <text:p text:style-name="P7"><text:span text:style-name="T3">Scenario::enter(...);</text:span></text:p>
              <text:p text:style-name="P7"><text:span text:style-name="T3">Component::operation();</text:span></text:p>
              <text:p text:style-name="P7"><text:span text:style-name="T3">Scenario::leave(...);</text:span></text:p>
            </draw:text-box>
          </draw:frame>
        </draw:g>
        <draw:g draw:id="id10">
          <draw:custom-shape draw:style-name="gr12" draw:text-style-name="P6" draw:layer="layout" svg:width="3.4cm" svg:height="2.184cm" draw:transform="rotate (3.1415926535892) translate (14.963cm 12.1cm)">
            <text:p/>
            <draw:enhanced-geometry svg:viewBox="0 0 21600 21600" draw:mirror-horizontal="true" draw:mirror-vertical="false" draw:glue-points="10800 0 0 10800 10800 21600 21600 10800" draw:text-areas="0 0 21600 ?f11" draw:type="paper" draw:modifiers="18608.6445163187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3" draw:text-style-name="P9" draw:layer="layout" svg:width="3.463cm" svg:height="2.015cm" svg:x="11.5cm" svg:y="10cm">
            <draw:text-box>
              <text:p text:style-name="P7"><text:span text:style-name="T3">//do in/out protocol</text:span></text:p>
              <text:p text:style-name="P7"><text:span text:style-name="T3"><text:s text:c="4"/>…</text:span></text:p>
              <text:p text:style-name="P7"><text:span text:style-name="T3"><text:s text:c="4"/></text:span><text:span text:style-name="T3">operation();</text:span></text:p>
              <text:p text:style-name="P7"><text:span text:style-name="T3"><text:s text:c="4"/></text:span><text:span text:style-name="T3">...</text:span></text:p>
            </draw:text-box>
          </draw:frame>
        </draw:g>
        <draw:g draw:id="id7">
          <draw:custom-shape draw:style-name="gr14" draw:text-style-name="P6" draw:layer="layout" svg:width="5.937cm" svg:height="7.684cm" draw:transform="rotate (3.1415926535892) translate (25.695cm 13.852cm)">
            <text:p/>
            <draw:enhanced-geometry svg:viewBox="0 0 21600 21600" draw:mirror-horizontal="true" draw:mirror-vertical="false" draw:glue-points="10800 0 0 10800 10800 21600 21600 10800" draw:text-areas="0 0 21600 ?f11" draw:type="paper" draw:modifiers="19937.6220949815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5" draw:text-style-name="P9" draw:layer="layout" svg:width="6cm" svg:height="7.748cm" svg:x="19.7cm" svg:y="6.152cm">
            <draw:text-box>
              <text:p text:style-name="P7"><text:span text:style-name="T3">while(op_rdy_0 &amp; <text:s/>… &amp; op_rdy_n)</text:span></text:p>
              <text:p text:style-name="P7"><text:span text:style-name="T3"><text:s text:c="4"/></text:span><text:span text:style-name="T3">wait();</text:span></text:p>
              <text:p text:style-name="P7"><text:span text:style-name="T3"/></text:p>
              <text:p text:style-name="P7"><text:span text:style-name="T3">for all aspects {</text:span></text:p>
              <text:p text:style-name="P7"><text:span text:style-name="T3"><text:s text:c="4"/>…</text:span></text:p>
              <text:p text:style-name="P7"><text:span text:style-name="T3"><text:s text:c="4"/></text:span><text:span text:style-name="T3">//set aspects inputs/outputs</text:span></text:p>
              <text:p text:style-name="P7"><text:span text:style-name="T3"><text:s text:c="4"/>…</text:span></text:p>
              <text:p text:style-name="P7"><text:span text:style-name="T3"><text:s text:c="4"/></text:span><text:span text:style-name="T3">op_req_0 = 1;</text:span></text:p>
              <text:p text:style-name="P7"><text:span text:style-name="T3"><text:s text:c="4"/>…</text:span></text:p>
              <text:p text:style-name="P7"><text:span text:style-name="T3"><text:s text:c="4"/></text:span><text:span text:style-name="T3">op_req_n = 1;</text:span></text:p>
              <text:p text:style-name="P7"><text:span text:style-name="T3">}</text:span></text:p>
              <text:p text:style-name="P7"><text:span text:style-name="T3">wait();</text:span></text:p>
              <text:p text:style-name="P7"><text:span text:style-name="T3">for all aspects {</text:span></text:p>
              <text:p text:style-name="P7"><text:span text:style-name="T3"><text:s text:c="4"/></text:span><text:span text:style-name="T3">op_req_0 = 0;</text:span></text:p>
              <text:p text:style-name="P7"><text:span text:style-name="T3"><text:s text:c="4"/>…</text:span></text:p>
              <text:p text:style-name="P7"><text:span text:style-name="T3"><text:s text:c="4"/></text:span><text:span text:style-name="T3">op_req_n = 0;</text:span></text:p>
              <text:p text:style-name="P7"><text:span text:style-name="T3">}</text:span></text:p>
            </draw:text-box>
          </draw:frame>
        </draw:g>
        <draw:g draw:id="id5">
          <draw:glue-point draw:id="4" svg:x="-0.681cm" svg:y="5.047cm"/>
          <draw:glue-point draw:id="5" svg:x="-0.681cm" svg:y="-5cm"/>
          <draw:glue-point draw:id="6" svg:x="-0.692cm" svg:y="-4.443cm"/>
          <draw:glue-point draw:id="7" svg:x="3.501cm" svg:y="0.337cm"/>
          <draw:glue-point draw:id="8" svg:x="5.05cm" svg:y="3.857cm"/>
          <draw:glue-point draw:id="9" svg:x="5.05cm" svg:y="3.857cm"/>
          <draw:glue-point draw:id="10" svg:x="5cm" svg:y="3.857cm"/>
          <draw:glue-point draw:id="11" svg:x="4.864cm" svg:y="3.605cm" draw:escape-direction="right"/>
          <draw:glue-point draw:id="12" svg:x="-0.682cm" svg:y="4.197cm" draw:escape-direction="right"/>
          <draw:custom-shape draw:style-name="gr1" draw:text-style-name="P2" draw:layer="layout" svg:width="5cm" svg:height="1cm" svg:x="14.4cm" svg:y="1.9cm">
            <text:p text:style-name="P1"><text:span text:style-name="T1">Asp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1" draw:layer="layout" svg:width="5cm" svg:height="1.5cm" svg:x="14.4cm" svg:y="2.9cm">
            <text:p text:style-name="P10"><text:span text:style-name="T4">+op_rdy_out : sc_out&lt;bool&gt;</text:span></text:p>
            <text:p text:style-name="P10"><text:span text:style-name="T4">+op_req_in : sc_in&lt;bool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4" draw:layer="layout" svg:width="5cm" svg:height="1.6cm" svg:x="14.4cm" svg:y="4.4cm">
            <text:p text:style-name="P12"><text:span text:style-name="T2">+ &lt;&lt;SC_CTHREAD&gt;&gt; action()</text:span></text:p>
            <text:p text:style-name="P13"><text:span text:style-name="T4">+ reset()</text:span></text:p>
            <text:p text:style-name="P13"><text:span text:style-name="T4">+ behavio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">
          <draw:glue-point draw:id="4" svg:x="-1.019cm" svg:y="4.99cm"/>
          <draw:glue-point draw:id="5" svg:x="0.111cm" svg:y="2cm"/>
          <draw:glue-point draw:id="6" svg:x="2.333cm" svg:y="1cm"/>
          <draw:glue-point draw:id="7" svg:x="0.111cm" svg:y="1cm"/>
          <draw:glue-point draw:id="8" svg:x="2.333cm" svg:y="0cm"/>
          <draw:glue-point draw:id="9" svg:x="0.111cm" svg:y="1cm"/>
          <draw:glue-point draw:id="10" svg:x="0.111cm" svg:y="1cm"/>
          <draw:glue-point draw:id="11" svg:x="0.111cm" svg:y="1cm" draw:escape-direction="right"/>
          <draw:glue-point draw:id="12" svg:x="0.111cm" svg:y="1.363cm"/>
          <draw:glue-point draw:id="13" svg:x="0.111cm" svg:y="1.363cm"/>
          <draw:glue-point draw:id="14" svg:x="0.111cm" svg:y="1.363cm"/>
          <draw:glue-point draw:id="15" svg:x="-1.491cm" svg:y="1cm"/>
          <draw:glue-point draw:id="16" svg:x="-1.18cm" svg:y="1.272cm"/>
          <draw:glue-point draw:id="17" svg:x="-1.033cm" svg:y="1.272cm" draw:escape-direction="right"/>
          <draw:glue-point draw:id="18" svg:x="3.17cm" svg:y="0cm" draw:escape-direction="down"/>
          <draw:custom-shape draw:style-name="gr1" draw:text-style-name="P2" draw:layer="layout" svg:width="5.698cm" svg:height="1cm" svg:x="5.502cm" svg:y="7cm">
            <text:p text:style-name="P1"><text:span text:style-name="T1">Compon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5.698cm" svg:height="0.661cm" svg:x="5.502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5" draw:layer="layout" svg:width="5.698cm" svg:height="3.343cm" svg:x="5.5cm" svg:y="8.657cm">
            <draw:glue-point draw:id="4" svg:x="0.113cm" svg:y="-0.202cm"/>
            <draw:glue-point draw:id="5" svg:x="0.113cm" svg:y="0.514cm"/>
            <text:p text:style-name="P13"><text:span text:style-name="T5">+ &lt;&lt;SC_CTHREAD&gt;&gt; controller()</text:span></text:p>
            <text:p text:style-name="P13"><text:span text:style-name="T5">+ reset()</text:span></text:p>
            <text:p text:style-name="P13"><text:span text:style-name="T5">+ behavior()</text:span></text:p>
            <text:p text:style-name="P13"><text:span text:style-name="T6">...</text:span></text:p>
            <text:p text:style-name="P13"><text:span text:style-name="T5">+ operation ()</text:span></text:p>
            <text:p text:style-name="P13"><text:span text:style-name="T5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glue-point draw:id="4" svg:x="-1.019cm" svg:y="4.99cm"/>
          <draw:glue-point draw:id="5" svg:x="3.168cm" svg:y="1.937cm"/>
          <draw:glue-point draw:id="6" svg:x="2.326cm" svg:y="1.208cm"/>
          <draw:custom-shape draw:style-name="gr1" draw:text-style-name="P2" draw:layer="layout" svg:width="2.73cm" svg:height="1cm" svg:x="15.535cm" svg:y="7.9cm">
            <text:p text:style-name="P1"><text:span text:style-name="T1">Scenari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73cm" svg:height="0.176cm" svg:x="15.535cm" svg:y="8.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2.73cm" svg:height="1.236cm" svg:x="15.535cm" svg:y="9.08cm">
            <text:p text:style-name="P16"><text:span text:style-name="T5">+ enter(...)</text:span></text:p>
            <text:p text:style-name="P16"><text:span text:style-name="T5">+ leave(...)</text:span></text:p>
            <draw:enhanced-geometry svg:viewBox="0 0 21600 21600" draw:type="rectangle" draw:enhanced-path="M 0 0 L 21600 0 21600 21600 0 21600 0 0 Z N"/>
          </draw:custom-shape>
        </draw:g>
        <draw:g draw:id="id2">
          <draw:glue-point draw:id="4" svg:x="-1.019cm" svg:y="4.99cm"/>
          <draw:glue-point draw:id="5" svg:x="0.568cm" svg:y="-1.349cm"/>
          <draw:glue-point draw:id="6" svg:x="3.333cm" svg:y="3.333cm"/>
          <draw:glue-point draw:id="7" svg:x="2.142cm" svg:y="3.333cm"/>
          <draw:glue-point draw:id="8" svg:x="2.034cm" svg:y="2.85cm" draw:escape-direction="right"/>
          <draw:custom-shape draw:style-name="gr1" draw:text-style-name="P2" draw:layer="layout" svg:width="3.499cm" svg:height="1cm" svg:x="15.151cm" svg:y="13.1cm">
            <text:p text:style-name="P1"><text:span text:style-name="T1">Scenario Adap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499cm" svg:height="0.661cm" svg:x="15.151cm" svg:y="1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5" draw:layer="layout" svg:width="3.499cm" svg:height="1.343cm" svg:x="15.15cm" svg:y="14.757cm">
            <text:p text:style-name="P10"><text:span text:style-name="T5">+ operation 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4" draw:layer="layout" draw:line-skew="-2.524cm -0.263cm" svg:x1="10.156cm" svg:y1="9.5cm" svg:x2="12.3cm" svg:y2="7.908cm" draw:start-shape="id1" draw:start-glue-point="18" draw:end-shape="id9" draw:end-glue-point="3" svg:d="m10156 9500v500h1344v-2092h800">
          <text:p/>
        </draw:connector>
        <draw:connector draw:style-name="gr4" draw:text-style-name="P4" draw:layer="layout" draw:line-skew="-1.363cm" svg:x1="7.762cm" svg:y1="10.136cm" svg:x2="11.5cm" svg:y2="11.008cm" draw:start-shape="id1" draw:start-glue-point="17" draw:end-shape="id10" draw:end-glue-point="3" svg:d="m7762 10136h2238v872h1500">
          <text:p/>
        </draw:connector>
        <draw:g draw:id="id11">
          <draw:glue-point draw:id="4" svg:x="-1.694cm" svg:y="0.605cm"/>
          <draw:glue-point draw:id="5" svg:x="-1.694cm" svg:y="0.605cm"/>
          <draw:custom-shape draw:style-name="gr19" draw:text-style-name="P6" draw:layer="layout" svg:width="5.5cm" svg:height="4cm" draw:transform="rotate (3.1415926535892) translate (26.5cm 5.3cm)">
            <text:p/>
            <draw:enhanced-geometry svg:viewBox="0 0 21600 21600" draw:mirror-horizontal="true" draw:mirror-vertical="false" draw:glue-points="10800 0 0 10800 10800 21600 21600 10800" draw:text-areas="0 0 21600 ?f11" draw:type="paper" draw:modifiers="18408.2987551867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0" draw:text-style-name="P8" draw:layer="layout" svg:width="5.5cm" svg:height="3.779cm" svg:x="21cm" svg:y="1.2cm">
            <draw:text-box>
              <text:p text:style-name="P7"><text:span text:style-name="T3">If (op_req_in) {</text:span></text:p>
              <text:p text:style-name="P7"><text:span text:style-name="T3"><text:s text:c="4"/></text:span><text:span text:style-name="T3">op_rdy_out = 0;</text:span></text:p>
              <text:p text:style-name="P7"><text:span text:style-name="T3"><text:s text:c="4"/></text:span><text:span text:style-name="T3">//implement aspect behavior</text:span></text:p>
              <text:p text:style-name="P7"><text:span text:style-name="T3"><text:s text:c="4"/>…</text:span></text:p>
              <text:p text:style-name="P7"><text:span text:style-name="T3"><text:s text:c="4"/></text:span><text:span text:style-name="T3">op_rdy_out = 1;</text:span></text:p>
              <text:p text:style-name="P7"><text:span text:style-name="T3">}</text:span></text:p>
              <text:p text:style-name="P7"><text:span text:style-name="T3">else </text:span></text:p>
              <text:p text:style-name="P7"><text:span text:style-name="T3"><text:s text:c="4"/></text:span><text:span text:style-name="T7">op_rdy_out = 1;</text:span></text:p>
            </draw:text-box>
          </draw:frame>
        </draw:g>
        <draw:connector draw:style-name="gr21" draw:text-style-name="P4" draw:layer="layout" svg:x1="16.559cm" svg:y1="5.67cm" svg:x2="21cm" svg:y2="3.31cm" draw:start-shape="id5" draw:start-glue-point="12" draw:end-shape="id11" draw:end-glue-point="3" svg:d="m16559 5670h3641v-2360h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 50 100-50 100-50-100 50-100v4l46 96-46 96-46-96 46-96z"/>
    <draw:marker draw:name="StrokedTriangle" svg:viewBox="0 0 100 100" svg:d="m0 100 50-100 50 96h-4l-46-92-46 92h96v4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1-04-08T12:40:02</dc:date>
    <meta:editing-duration>PT02H32M41S</meta:editing-duration>
    <meta:editing-cycles>30</meta:editing-cycles>
    <meta:generator>OpenOffice.org/3.0$Linux OpenOffice.org_project/300m15$Build-9379</meta:gener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